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ект: AI‑сервис для обработки заявок по банкротству (NLP + GPT)</text:p>
      <text:p text:style-name="Standard"/>
      <text:p text:style-name="Standard">Стек: Python, scikit‑learn, OpenAI API, Flask, PostgreSQL (или SQLite), Docker, Git</text:p>
      <text:p text:style-name="Standard"/>
      <text:p text:style-name="Standard">Описание:</text:p>
      <text:p text:style-name="Standard"/>
      <text:p text:style-name="Standard">Сделал учебный проект AI‑сервиса, который помогает автоматизировать первичную обработку текстовых заявок от клиентов по банкротству физических лиц.</text:p>
      <text:p text:style-name="Standard"/>
      <text:p text:style-name="Standard">Что делает сервис:</text:p>
      <text:p text:style-name="Standard"/>
      <text:p text:style-name="Standard">- Принимает текст заявки (например, описание долговой ситуации клиента).</text:p>
      <text:p text:style-name="Standard">- Классифицирует заявку по типу и приоритету (консультация / подготовка документов и т.п.).</text:p>
      <text:p text:style-name="Standard">- Извлекает из текста базовые параметры: примерную сумму долга, количество кредиторов, наличие просрочек.</text:p>
      <text:p text:style-name="Standard">- Формирует короткое резюме заявки для юриста с помощью GPT‑модели.</text:p>
      <text:p text:style-name="Standard"/>
      <text:p text:style-name="Standard">Основные задачи и технологии:</text:p>
      <text:p text:style-name="Standard"/>
      <text:p text:style-name="Standard">- Собрал небольшой датасет текстов заявок (синтетические и анонимизированные данные), разметил по нескольким классам.</text:p>
      <text:p text:style-name="Standard">- Реализовал простую модель классификации на Python (scikit‑learn: TfidfVectorizer + LogisticRegression), обучил и оценил качество на тестовой выборке.</text:p>
      <text:p text:style-name="Standard">- Настроил использование OpenAI API для:</text:p>
      <text:p text:style-name="Standard"><text:s text:c="2"/>- короткого структурированного резюме заявки,</text:p>
      <text:p text:style-name="Standard"><text:s text:c="2"/>- извлечения ключевых параметров (сумма долга, количество кредиторов, просрочки).</text:p>
      <text:p text:style-name="Standard">- Написал REST API на Flask:</text:p>
      <text:p text:style-name="Standard"><text:s text:c="2"/>- эндпоинт для приёма текста заявки и возврата результата обработки в JSON,</text:p>
      <text:p text:style-name="Standard"><text:s text:c="2"/>- простая HTML‑страница для ввода текста и просмотра результата.</text:p>
      <text:p text:style-name="Standard">- Сохраняю результаты обработки в базу данных (PostgreSQL/SQLite) для последующего анализа и фильтрации.</text:p>
      <text:p text:style-name="Standard">- Упаковал приложение в Docker‑контейнер, подготовил инструкции по развёртыванию в README.</text:p>
      <text:p text:style-name="Standard"/>
      <text:p text:style-name="Standard">Результат:</text:p>
      <text:p text:style-name="Standard"/>
      <text:p text:style-name="Standard">- Получился прототип AI‑модуля, который демонстрирует полный цикл: от текста заявки → до структурированных данных и краткого резюме для юриста.</text:p>
      <text:p text:style-name="Standard">- Проект показывает навыки: Python, базовый ML (классификация текстов), работа с внешним AI‑API (OpenAI), веб‑разработка на Flask, работа с БД и Docker.</text:p>
      <text:p text:style-name="Standard"/>
      <text:p text:style-name="Standard">---</text:p>
      <text:p text:style-name="Standard"/>
      <text:p text:style-name="Standard">Этого уровня для резюме достаточно: не перегружено, но видно ML, GPT и интеграцию.</text:p>
      <text:p text:style-name="Standard"/>
      <text:p text:style-name="Standard">---</text:p>
      <text:p text:style-name="Standard"/>
      <text:p text:style-name="Standard">## B) Как реализовать проект: структура, модули, тестирование</text:p>
      <text:p text:style-name="Standard"/>
      <text:p text:style-name="Standard">-- 1. Структура проекта</text:p>
      <text:p text:style-name="Standard"/>
      <text:p text:style-name="Standard"><text:soft-page-break/>Пример простой структуры:</text:p>
      <text:p text:style-name="Standard"/>
      <text:p text:style-name="Standard">debt_ai_project/</text:p>
      <text:p text:style-name="Standard">│</text:p>
      <text:p text:style-name="Standard">├─ app/</text:p>
      <text:p text:style-name="Standard">│ <text:s/>├─ __init__.py</text:p>
      <text:p text:style-name="Standard">│ <text:s/>├─ main.py <text:s text:c="13"/># запуск Flask‑приложения</text:p>
      <text:p text:style-name="Standard">│ <text:s/>├─ config.py <text:s text:c="11"/># настройки (API‑ключи, пути к моделям и т.п.)</text:p>
      <text:p text:style-name="Standard">│ <text:s/>├─ ml_model.py <text:s text:c="9"/># загрузка/обучение/предсказание ML‑модели</text:p>
      <text:p text:style-name="Standard">│ <text:s/>├─ gpt_client.py <text:s text:c="7"/># функции работы с OpenAI API</text:p>
      <text:p text:style-name="Standard">│ <text:s/>├─ db.py <text:s text:c="15"/># работа с БД (SQLAlchemy или простой sqlite3)</text:p>
      <text:p text:style-name="Standard">│ <text:s/>├─ schemas.py <text:s text:c="10"/># (опционально) описания структур данных</text:p>
      <text:p text:style-name="Standard">│ <text:s/>└─ templates/</text:p>
      <text:p text:style-name="Standard">│ <text:s text:c="6"/>└─ index.html <text:s text:c="5"/># простая форма + отображение результата</text:p>
      <text:p text:style-name="Standard">│</text:p>
      <text:p text:style-name="Standard">├─ data/</text:p>
      <text:p text:style-name="Standard">│ <text:s/>├─ raw_requests.csv <text:s text:c="4"/># сырые "заявки" (тексты)</text:p>
      <text:p text:style-name="Standard">│ <text:s/>├─ labeled_requests.csv # размеченные данные (текст + класс + приоритет)</text:p>
      <text:p text:style-name="Standard">│ <text:s/>└─ models/</text:p>
      <text:p text:style-name="Standard">│ <text:s text:c="6"/>└─ text_clf.pkl <text:s text:c="3"/># сохранённая ML‑модель</text:p>
      <text:p text:style-name="Standard">│</text:p>
      <text:p text:style-name="Standard">├─ tests/</text:p>
      <text:p text:style-name="Standard">│ <text:s/>├─ test_ml_model.py <text:s text:c="4"/># тесты для ML‑части</text:p>
      <text:p text:style-name="Standard">│ <text:s/>└─ test_api.py <text:s text:c="9"/># тесты API</text:p>
      <text:p text:style-name="Standard">│</text:p>
      <text:p text:style-name="Standard">├─ requirements.txt</text:p>
      <text:p text:style-name="Standard">├─ Dockerfile</text:p>
      <text:p text:style-name="Standard">├─ docker-compose.yml <text:s text:c="5"/># опционально, если используете Postgres</text:p>
      <text:p text:style-name="Standard">└─ README.md</text:p>
      <text:p text:style-name="Standard"/>
      <text:p text:style-name="Standard"/>
      <text:p text:style-name="Standard">Можно упростить, если что-то пока не готовы делать (например, без docker-compose и tests в первой версии).</text:p>
      <text:p text:style-name="Standard"/>
      <text:p text:style-name="Standard">---</text:p>
      <text:p text:style-name="Standard"/>
      <text:p text:style-name="Standard">-- 2. Модули и их задачи</text:p>
      <text:p text:style-name="Standard"/>
      <text:p text:style-name="Standard">--# 2.1. ml_model.py</text:p>
      <text:p text:style-name="Standard"/>
      <text:p text:style-name="Standard">Задача: обучение и использование простой текстовой модели.</text:p>
      <text:p text:style-name="Standard"/>
      <text:p text:style-name="Standard">Минимальный функционал:</text:p>
      <text:p text:style-name="Standard"/>
      <text:p text:style-name="Standard">- train_model() <text:s/></text:p>
      <text:p text:style-name="Standard"><text:s text:c="2"/>- читает data/labeled_requests.csv,</text:p>
      <text:p text:style-name="Standard"><text:s text:c="2"/>- разбивает на train/test,</text:p>
      <text:p text:style-name="Standard"><text:s text:c="2"/>- обучает пайплайн TfidfVectorizer + LogisticRegression (или LinearSVC),</text:p>
      <text:p text:style-name="Standard"><text:s text:c="2"/>- сохраняет модель в data/models/text_clf.pkl,</text:p>
      <text:p text:style-name="Standard"><text:s text:c="2"/>- выводит метрики (accuracy, classificationreport).</text:p>
      <text:p text:style-name="Standard"/>
      <text:p text:style-name="Standard">- `loadmodel() <text:s/></text:p>
      <text:p text:style-name="Standard"><text:soft-page-break/><text:s text:c="2"/>- загружает textclf.pkl` с диска в глобальную переменную/объект.</text:p>
      <text:p text:style-name="Standard"/>
      <text:p text:style-name="Standard">- `predict(text: str)` <text:s/></text:p>
      <text:p text:style-name="Standard"><text:s text:c="2"/>- принимает строку,</text:p>
      <text:p text:style-name="Standard"><text:s text:c="2"/>- возвращает предсказанный класс (тип заявки) и, например, вероятность/уверенность.</text:p>
      <text:p text:style-name="Standard"/>
      <text:p text:style-name="Standard">Пример наброска:</text:p>
      <text:p text:style-name="Standard"/>
      <text:p text:style-name="Standard">```python</text:p>
      <text:p text:style-name="Standard"># app/mlmodel.py</text:p>
      <text:p text:style-name="Standard">import joblib</text:p>
      <text:p text:style-name="Standard">import pandas as pd<text:line-break/>from sklearn.modelselection import traintestsplit</text:p>
      <text:p text:style-name="Standard">from sklearn.pipeline import Pipeline</text:p>
      <text:p text:style-name="Standard">from sklearn.featureextraction.text import TfidfVectorizer</text:p>
      <text:p text:style-name="Standard">from sklearn.linearmodel import LogisticRegression</text:p>
      <text:p text:style-name="Standard">from sklearn.metrics import classificationreport, accuracyscore</text:p>
      <text:p text:style-name="Standard">from pathlib import Path</text:p>
      <text:p text:style-name="Standard"/>
      <text:p text:style-name="Standard">MODELPATH = Path("data/models/textclf.pkl")</text:p>
      <text:p text:style-name="Standard"/>
      <text:p text:style-name="Standard">model = None <text:s/># глобальная переменная для загруженной модели</text:p>
      <text:p text:style-name="Standard"/>
      <text:p text:style-name="Standard">def trainmodel():</text:p>
      <text:p text:style-name="Standard"><text:s text:c="4"/>df = pd.readcsv("data/labeledrequests.csv")</text:p>
      <text:p text:style-name="Standard"><text:s text:c="4"/>X = df["text"]</text:p>
      <text:p text:style-name="Standard"><text:s text:c="4"/>y = df["label"] <text:s/># например, тип заявки</text:p>
      <text:p text:style-name="Standard"/>
      <text:p text:style-name="Standard"><text:s text:c="4"/>Xtrain, Xtest, ytrain, ytest = traintestsplit(</text:p>
      <text:p text:style-name="Standard"><text:s text:c="8"/>X, y, testsize=0.2, randomstate=42, stratify=y</text:p>
      <text:p text:style-name="Standard"><text:s text:c="4"/>)</text:p>
      <text:p text:style-name="Standard"/>
      <text:p text:style-name="Standard"><text:s text:c="4"/>pipeline = Pipeline([</text:p>
      <text:p text:style-name="Standard"><text:s text:c="8"/>("tfidf", TfidfVectorizer()),</text:p>
      <text:p text:style-name="Standard"><text:s text:c="8"/>("clf", LogisticRegression(maxiter=1000))</text:p>
      <text:p text:style-name="Standard"><text:s text:c="4"/>])</text:p>
      <text:p text:style-name="Standard"/>
      <text:p text:style-name="Standard"><text:s text:c="4"/>pipeline.fit(Xtrain, ytrain)</text:p>
      <text:p text:style-name="Standard"/>
      <text:p text:style-name="Standard"><text:s text:c="4"/>ypred = pipeline.predict(Xtest)</text:p>
      <text:p text:style-name="Standard"><text:s text:c="4"/>print("Accuracy:", accuracyscore(ytest, ypred))</text:p>
      <text:p text:style-name="Standard"><text:s text:c="4"/>print(classificationreport(ytest, ypred))</text:p>
      <text:p text:style-name="Standard"/>
      <text:p text:style-name="Standard"><text:s text:c="4"/>MODELPATH.parent.mkdir(parents=True, existok=True)</text:p>
      <text:p text:style-name="Standard"><text:s text:c="4"/>joblib.dump(pipeline, MODELPATH)</text:p>
      <text:p text:style-name="Standard"/>
      <text:p text:style-name="Standard">def loadmodel():</text:p>
      <text:p text:style-name="Standard"><text:s text:c="4"/>global model</text:p>
      <text:p text:style-name="Standard"><text:s text:c="4"/>if model is None:</text:p>
      <text:p text:style-name="Standard"><text:s text:c="8"/>model = joblib.load(MODELPATH)</text:p>
      <text:p text:style-name="Standard"><text:s text:c="4"/>return model</text:p>
      <text:p text:style-name="Standard"/>
      <text:p text:style-name="Standard"><text:soft-page-break/>def predict(text: str):</text:p>
      <text:p text:style-name="Standard"><text:s text:c="4"/>model = loadmodel()</text:p>
      <text:p text:style-name="Standard"><text:s text:c="4"/>label = model.predict(text)0</text:p>
      <text:p text:style-name="Standard"><text:s text:c="4"/>proba = None</text:p>
      <text:p text:style-name="Standard"><text:s text:c="4"/>if hasattr(model, "predictproba"):</text:p>
      <text:p text:style-name="Standard"><text:s text:c="8"/>proba = max(model.predictproba(text)0)</text:p>
      <text:p text:style-name="Standard"><text:s text:c="4"/>return {"label": label, "confidence": proba}</text:p>
      <text:p text:style-name="Standard"/>
      <text:p text:style-name="Standard">---</text:p>
      <text:p text:style-name="Standard"/>
      <text:p text:style-name="Standard">*--*# 2.2. `gpt_client.py`</text:p>
      <text:p text:style-name="Standard"/>
      <text:p text:style-name="Standard">*Задача:* общение с OpenAI (или другой модели) для резюме и извлечения сущностей.</text:p>
      <text:p text:style-name="Standard"/>
      <text:p text:style-name="Standard">Минимум:</text:p>
      <text:p text:style-name="Standard"/>
      <text:p text:style-name="Standard">- `summarize_request(text: str) -&gt; str`</text:p>
      <text:p text:style-name="Standard">- `extract_fields(text: str) -&gt; dict` (сумма долга, кредиторы, просрочка)</text:p>
      <text:p text:style-name="Standard"/>
      <text:p text:style-name="Standard">Пример (новый OpenAI client, упрощённо):</text:p>
      <text:p text:style-name="Standard"/>
      <text:p text:style-name="Standard">python</text:p>
      <text:p text:style-name="Standard"># app/gptclient.py</text:p>
      <text:p text:style-name="Standard">import os</text:p>
      <text:p text:style-name="Standard">from openai import OpenAI</text:p>
      <text:p text:style-name="Standard"/>
      <text:p text:style-name="Standard">client = OpenAI(apikey=os.getenv("OPENAIAPIKEY"))</text:p>
      <text:p text:style-name="Standard"/>
      <text:p text:style-name="Standard">def summarizerequest(text: str) -&gt; str:</text:p>
      <text:p text:style-name="Standard"><text:s text:c="4"/>prompt = (</text:p>
      <text:p text:style-name="Standard"><text:s text:c="8"/>"Клиент описывает свою долговую ситуацию. "</text:p>
      <text:p text:style-name="Standard"><text:s text:c="8"/>"Сделай краткое резюме для юриста (3–4 предложения), без выдумывания фактов.\n\n"</text:p>
      <text:p text:style-name="Standard"><text:s text:c="8"/>f"Текст клиента:\n{text}\n\nРезюме:"</text:p>
      <text:p text:style-name="Standard"><text:s text:c="4"/>)</text:p>
      <text:p text:style-name="Standard"><text:s text:c="4"/>resp = client.chat.completions.create(</text:p>
      <text:p text:style-name="Standard"><text:s text:c="8"/>model="gpt-4o-mini",</text:p>
      <text:p text:style-name="Standard"><text:s text:c="8"/>messages=[{"role": "user", "content": prompt}],</text:p>
      <text:p text:style-name="Standard"><text:s text:c="8"/>temperature=0.3,</text:p>
      <text:p text:style-name="Standard"><text:s text:c="4"/>)</text:p>
      <text:p text:style-name="Standard"><text:s text:c="4"/>return resp.choices[0].message.content.strip()</text:p>
      <text:p text:style-name="Standard"/>
      <text:p text:style-name="Standard">def extractfields(text: str) -&gt; dict:</text:p>
      <text:p text:style-name="Standard"><text:s text:c="4"/>prompt = (</text:p>
      <text:p text:style-name="Standard"><text:s text:c="8"/>"Проанализируй текст и верни JSON с ключами: "</text:p>
      <text:p text:style-name="Standard"><text:s text:c="8"/>"totaldebt (число или null), "</text:p>
      <text:p text:style-name="Standard"><text:s text:c="8"/>"creditorscount (число или null), "</text:p>
      <text:p text:style-name="Standard"><text:s text:c="8"/>"hasoverdue (true/false), "</text:p>
      <text:p text:style-name="Standard"><text:s text:c="8"/>"notes (краткий комментарий). "</text:p>
      <text:p text:style-name="Standard"><text:s text:c="8"/>"Только JSON, без пояснений.\n\n"</text:p>
      <text:p text:style-name="Standard"><text:s text:c="8"/>f"Текст клиента:\n{text}\n\nJSON:"</text:p>
      <text:p text:style-name="Standard"><text:s text:c="4"/>)</text:p>
      <text:p text:style-name="Standard"><text:s text:c="4"/>resp = client.chat.completions.create(</text:p>
      <text:p text:style-name="Standard"><text:soft-page-break/><text:s text:c="8"/>model="gpt-4o-mini",</text:p>
      <text:p text:style-name="Standard"><text:s text:c="8"/>messages=[{"role": "user", "content": prompt}],</text:p>
      <text:p text:style-name="Standard"><text:s text:c="8"/>temperature=0.2,</text:p>
      <text:p text:style-name="Standard"><text:s text:c="4"/>)</text:p>
      <text:p text:style-name="Standard"><text:s text:c="4"/>import json</text:p>
      <text:p text:style-name="Standard"><text:s text:c="4"/>content = resp.choices[0].message.content.strip()</text:p>
      <text:p text:style-name="Standard"><text:s text:c="4"/>try:</text:p>
      <text:p text:style-name="Standard"><text:s text:c="8"/>data = json.loads(content)</text:p>
      <text:p text:style-name="Standard"><text:s text:c="4"/>except json.JSONDecodeError:</text:p>
      <text:p text:style-name="Standard"><text:s text:c="8"/>data = {"rawresponse": content}</text:p>
      <text:p text:style-name="Standard"><text:s text:c="4"/>return data</text:p>
      <text:p text:style-name="Standard"/>
      <text:p text:style-name="Standard">---</text:p>
      <text:p text:style-name="Standard"/>
      <text:p text:style-name="Standard">*--*# 2.3. `db.py`</text:p>
      <text:p text:style-name="Standard"/>
      <text:p text:style-name="Standard">Можно начать с SQLite через SQLAlchemy (проще всего):</text:p>
      <text:p text:style-name="Standard"/>
      <text:p text:style-name="Standard">python</text:p>
      <text:p text:style-name="Standard"># app/db.py</text:p>
      <text:p text:style-name="Standard">from sqlalchemy import createengine, Column, Integer, String, Text, JSON</text:p>
      <text:p text:style-name="Standard">from sqlalchemy.orm import declarativebase, sessionmaker</text:p>
      <text:p text:style-name="Standard"/>
      <text:p text:style-name="Standard">DATABASEURL = "sqlite:///./data/app.db"</text:p>
      <text:p text:style-name="Standard"/>
      <text:p text:style-name="Standard">engine = createengine(DATABASEURL, echo=False, future=True)</text:p>
      <text:p text:style-name="Standard">SessionLocal = sessionmaker(bind=engine, autoflush=False, autocommit=False)</text:p>
      <text:p text:style-name="Standard"/>
      <text:p text:style-name="Standard">Base = declarativebase()</text:p>
      <text:p text:style-name="Standard"/>
      <text:p text:style-name="Standard">class Request(Base):</text:p>
      <text:p text:style-name="Standard"><text:s text:c="4"/>tablename = "requests"</text:p>
      <text:p text:style-name="Standard"/>
      <text:p text:style-name="Standard"><text:s text:c="4"/>id = Column(Integer, primarykey=True, index=True)</text:p>
      <text:p text:style-name="Standard"><text:s text:c="4"/>rawtext = Column(Text, nullable=False)</text:p>
      <text:p text:style-name="Standard"><text:s text:c="4"/>label = Column(String(50))</text:p>
      <text:p text:style-name="Standard"><text:s text:c="4"/>summary = Column(Text)</text:p>
      <text:p text:style-name="Standard"><text:s text:c="4"/>extracted = Column(JSON) <text:s/># dict из GPT</text:p>
      <text:p text:style-name="Standard"/>
      <text:p text:style-name="Standard">def initdb():</text:p>
      <text:p text:style-name="Standard"><text:s text:c="4"/>Base.metadata.createall(bind=engine)</text:p>
      <text:p text:style-name="Standard"/>
      <text:p text:style-name="Standard">---</text:p>
      <text:p text:style-name="Standard"/>
      <text:p text:style-name="Standard">*--*# 2.4. `main.py` (Flask‑приложение)</text:p>
      <text:p text:style-name="Standard"/>
      <text:p text:style-name="Standard">Минимум:</text:p>
      <text:p text:style-name="Standard"/>
      <text:p text:style-name="Standard">- GET `/` – форма ввода текста.</text:p>
      <text:p text:style-name="Standard">- POST `/analyze` – принимает текст, гоняет через ML + GPT, сохраняет в БД, показывает результат.</text:p>
      <text:p text:style-name="Standard">- Опционально: GET `/api/analyze` для JSON‑ответов.</text:p>
      <text:p text:style-name="Standard"><text:soft-page-break/></text:p>
      <text:p text:style-name="Standard">Скетч:</text:p>
      <text:p text:style-name="Standard"/>
      <text:p text:style-name="Standard">python</text:p>
      <text:p text:style-name="Standard"># app/main.py<text:line-break/>from flask import Flask, render_template, request, jsonify</text:p>
      <text:p text:style-name="Standard">from .ml_model import predict, load_model</text:p>
      <text:p text:style-name="Standard">from .gpt_client import summarize_request, extract_fields</text:p>
      <text:p text:style-name="Standard">from .db import init_db, SessionLocal, Request as RequestModel</text:p>
      <text:p text:style-name="Standard"/>
      <text:p text:style-name="Standard">def create_app():</text:p>
      <text:p text:style-name="Standard"><text:s text:c="4"/>app = Flask(__name__)</text:p>
      <text:p text:style-name="Standard"><text:s text:c="4"/>init_db()</text:p>
      <text:p text:style-name="Standard"><text:s text:c="4"/>load_model()</text:p>
      <text:p text:style-name="Standard"/>
      <text:p text:style-name="Standard"><text:s text:c="4"/>@app.route("/", methods=["GET"])</text:p>
      <text:p text:style-name="Standard"><text:s text:c="4"/>def index():</text:p>
      <text:p text:style-name="Standard"><text:s text:c="8"/>return render_template("index.html")</text:p>
      <text:p text:style-name="Standard"/>
      <text:p text:style-name="Standard"><text:s text:c="4"/>@app.route("/analyze", methods=["POST"])</text:p>
      <text:p text:style-name="Standard"><text:s text:c="4"/>def analyze():</text:p>
      <text:p text:style-name="Standard"><text:s text:c="8"/>text = request.form.get("text") or ""</text:p>
      <text:p text:style-name="Standard"><text:s text:c="8"/>if not text.strip():</text:p>
      <text:p text:style-name="Standard"><text:s text:c="12"/>return render_template("index.html", error="Введите текст заявки")</text:p>
      <text:p text:style-name="Standard"/>
      <text:p text:style-name="Standard"><text:s text:c="8"/>ml_result = predict(text)</text:p>
      <text:p text:style-name="Standard"><text:s text:c="8"/>summary = summarize_request(text)</text:p>
      <text:p text:style-name="Standard"><text:s text:c="8"/>fields = extract_fields(text)</text:p>
      <text:p text:style-name="Standard"/>
      <text:p text:style-name="Standard"><text:s text:c="8"/>db = SessionLocal()</text:p>
      <text:p text:style-name="Standard"><text:s text:c="8"/>req_obj = RequestModel(</text:p>
      <text:p text:style-name="Standard"><text:s text:c="12"/>raw_text=text,</text:p>
      <text:p text:style-name="Standard"><text:s text:c="12"/>label=ml_result["label"],</text:p>
      <text:p text:style-name="Standard"><text:s text:c="12"/>summary=summary,</text:p>
      <text:p text:style-name="Standard"><text:s text:c="12"/>extracted=fields,</text:p>
      <text:p text:style-name="Standard"><text:s text:c="8"/>)</text:p>
      <text:p text:style-name="Standard"><text:s text:c="8"/>db.add(req_obj)</text:p>
      <text:p text:style-name="Standard"><text:s text:c="8"/>db.commit()</text:p>
      <text:p text:style-name="Standard"><text:s text:c="8"/>db.refresh(req_obj)</text:p>
      <text:p text:style-name="Standard"><text:s text:c="8"/>db.close()</text:p>
      <text:p text:style-name="Standard"/>
      <text:p text:style-name="Standard"><text:s text:c="8"/>return render_template(</text:p>
      <text:p text:style-name="Standard"><text:s text:c="12"/>"index.html",</text:p>
      <text:p text:style-name="Standard"><text:s text:c="12"/>text=text,</text:p>
      <text:p text:style-name="Standard"><text:s text:c="12"/>label=ml_result["label"],</text:p>
      <text:p text:style-name="Standard"><text:s text:c="12"/>confidence=ml_result["confidence"],</text:p>
      <text:p text:style-name="Standard"><text:s text:c="12"/>summary=summary,</text:p>
      <text:p text:style-name="Standard"><text:s text:c="12"/>fields=fields,</text:p>
      <text:p text:style-name="Standard"><text:s text:c="8"/>)</text:p>
      <text:p text:style-name="Standard"/>
      <text:p text:style-name="Standard"><text:s text:c="4"/>@app.route("/api/analyze", methods=["POST"])</text:p>
      <text:p text:style-name="Standard"><text:s text:c="4"/>def api_analyze():</text:p>
      <text:p text:style-name="Standard"><text:soft-page-break/><text:s text:c="8"/>data = request.get_json() or {}</text:p>
      <text:p text:style-name="Standard"><text:s text:c="8"/>text = data.get("text", "")</text:p>
      <text:p text:style-name="Standard"><text:s text:c="8"/>if not text.strip():</text:p>
      <text:p text:style-name="Standard"><text:s text:c="12"/>return jsonify({"error": "text is required"}), 400</text:p>
      <text:p text:style-name="Standard"/>
      <text:p text:style-name="Standard"><text:s text:c="8"/>ml_result = predict(text)</text:p>
      <text:p text:style-name="Standard"><text:s text:c="8"/>summary = summarize_request(text)</text:p>
      <text:p text:style-name="Standard"><text:s text:c="8"/>fields = extract_fields(text)</text:p>
      <text:p text:style-name="Standard"/>
      <text:p text:style-name="Standard"><text:s text:c="8"/>return jsonify({</text:p>
      <text:p text:style-name="Standard"><text:s text:c="12"/>"label": ml_result["label"],</text:p>
      <text:p text:style-name="Standard"><text:s text:c="12"/>"confidence": ml_result["confidence"],</text:p>
      <text:p text:style-name="Standard"><text:s text:c="12"/>"summary": summary,</text:p>
      <text:p text:style-name="Standard"><text:s text:c="12"/>"fields": fields,</text:p>
      <text:p text:style-name="Standard"><text:s text:c="8"/>})</text:p>
      <text:p text:style-name="Standard"/>
      <text:p text:style-name="Standard"><text:s text:c="4"/>return app</text:p>
      <text:p text:style-name="Standard"/>
      <text:p text:style-name="Standard">if __name__ == "__main__":</text:p>
      <text:p text:style-name="Standard"><text:s text:c="4"/>app = create_app()</text:p>
      <text:p text:style-name="Standard"><text:s text:c="4"/>app.run(debug=True)</text:p>
      <text:p text:style-name="Standard">```</text:p>
      <text:p text:style-name="Standard"/>
      <text:p text:style-name="Standard">`templates/index.html` можно сделать максимально простым: `&lt;textarea&gt;`, кнопка, вывод результатов.</text:p>
      <text:p text:style-name="Standard"/>
      <text:p text:style-name="Standard">---</text:p>
      <text:p text:style-name="Standard"/>
      <text:p text:style-name="Standard">*--* 3. Как тестировать и анализировать результаты</text:p>
      <text:p text:style-name="Standard"/>
      <text:p text:style-name="Standard">*--*# 3.1. Тесты для ML‑модели (`tests/test_ml_model.py`)</text:p>
      <text:p text:style-name="Standard"/>
      <text:p text:style-name="Standard">Простейшие проверки:</text:p>
      <text:p text:style-name="Standard"/>
      <text:p text:style-name="Standard">- модель грузится;</text:p>
      <text:p text:style-name="Standard">- выдаёт предсказание для строки;</text:p>
      <text:p text:style-name="Standard">- не падает на пустых или коротких текстах.</text:p>
      <text:p text:style-name="Standard"/>
      <text:p text:style-name="Standard">```python</text:p>
      <text:p text:style-name="Standard"># tests/test_ml_model.py</text:p>
      <text:p text:style-name="Standard">from app.ml_model import load_model, predict</text:p>
      <text:p text:style-name="Standard"/>
      <text:p text:style-name="Standard">def test_model_loads():</text:p>
      <text:p text:style-name="Standard"><text:s text:c="4"/>model = load_model()</text:p>
      <text:p text:style-name="Standard"><text:s text:c="4"/>assert model is not None</text:p>
      <text:p text:style-name="Standard"/>
      <text:p text:style-name="Standard">def test_predict_returns_label():</text:p>
      <text:p text:style-name="Standard"><text:s text:c="4"/>text = "У меня несколько кредитов, не могу платить, есть просрочки."</text:p>
      <text:p text:style-name="Standard"><text:s text:c="4"/>result = predict(text)</text:p>
      <text:p text:style-name="Standard"><text:s text:c="4"/>assert "label" in result</text:p>
      <text:p text:style-name="Standard">```</text:p>
      <text:p text:style-name="Standard"/>
      <text:p text:style-name="Standard"><text:soft-page-break/>Можно добавить тест на метрику: запускать `train_model()` отдельно, смотреть accuracy в консоли или сохранять в файл.</text:p>
      <text:p text:style-name="Standard"/>
      <text:p text:style-name="Standard">---</text:p>
      <text:p text:style-name="Standard"/>
      <text:p text:style-name="Standard">*--*# 3.2. Тесты для API (`tests/test_api.py`)</text:p>
      <text:p text:style-name="Standard"/>
      <text:p text:style-name="Standard">Используем Flask test client:</text:p>
      <text:p text:style-name="Standard"/>
      <text:p text:style-name="Standard">```python</text:p>
      <text:p text:style-name="Standard"># tests/test_api.py</text:p>
      <text:p text:style-name="Standard">from app.main import create_app</text:p>
      <text:p text:style-name="Standard"/>
      <text:p text:style-name="Standard">def test_api_analyze():</text:p>
      <text:p text:style-name="Standard"><text:s text:c="4"/>app = create_app()</text:p>
      <text:p text:style-name="Standard"><text:s text:c="4"/>client = app.test_client()</text:p>
      <text:p text:style-name="Standard"/>
      <text:p text:style-name="Standard"><text:s text:c="4"/>resp = client.post("/api/analyze", json={"text": "Тестовая заявка"})</text:p>
      <text:p text:style-name="Standard"><text:s text:c="4"/>assert resp.status_code == 200</text:p>
      <text:p text:style-name="Standard"><text:s text:c="4"/>data = resp.get_json()</text:p>
      <text:p text:style-name="Standard"><text:s text:c="4"/>assert "label" in data</text:p>
      <text:p text:style-name="Standard"><text:s text:c="4"/>assert "summary" in data</text:p>
      <text:p text:style-name="Standard">```</text:p>
      <text:p text:style-name="Standard"/>
      <text:p text:style-name="Standard">---</text:p>
      <text:p text:style-name="Standard"/>
      <text:p text:style-name="Standard">*--*# 3.3. Анализ результатов ML</text:p>
      <text:p text:style-name="Standard"/>
      <text:p text:style-name="Standard">1. При обучении:</text:p>
      <text:p text:style-name="Standard"><text:s text:c="3"/>- сохранить в лог accuracy и classification_report;</text:p>
      <text:p text:style-name="Standard"><text:s text:c="3"/>- можно вывести confusion matrix (matplotlib / seaborn в ноутбуке).</text:p>
      <text:p text:style-name="Standard"/>
      <text:p text:style-name="Standard">2. Сохранить в `train_model()` отчёт в файл:</text:p>
      <text:p text:style-name="Standard"/>
      <text:p text:style-name="Standard">```python</text:p>
      <text:p text:style-name="Standard">with open("data/model_report.txt", "w", encoding="utf-8") as f:</text:p>
      <text:p text:style-name="Standard"><text:s text:c="4"/>f.write("Accuracy: " + str(accuracy_score(y_test, y_pred)) + "\n")</text:p>
      <text:p text:style-name="Standard"><text:s text:c="4"/>f.write(classification_report(y_test, y_pred))</text:p>
      <text:p text:style-name="Standard">```</text:p>
      <text:p text:style-name="Standard"/>
      <text:p text:style-name="Standard">3. В README упомянуть:</text:p>
      <text:p text:style-name="Standard"><text:s text:c="3"/>- сколько классов,</text:p>
      <text:p text:style-name="Standard"><text:s text:c="3"/>- какое качество на тесте (примерно, не надо гнаться за 0.99).</text:p>
      <text:p text:style-name="Standard"/>
      <text:p text:style-name="Standard">---</text:p>
      <text:p text:style-name="Standard"/>
      <text:p text:style-name="Standard">*--*# 3.4. Проверка GPT‑части</text:p>
      <text:p text:style-name="Standard"/>
      <text:p text:style-name="Standard">- Прогнать несколько разных текстов через `summarize_request()` и `extract_fields()`.</text:p>
      <text:p text:style-name="Standard">- Проверить:</text:p>
      <text:p text:style-name="Standard"><text:s text:c="2"/>- summary не придумывает явной ерунды;</text:p>
      <text:p text:style-name="Standard"><text:s text:c="2"/>- JSON адекватный и парсится;</text:p>
      <text:p text:style-name="Standard"><text:soft-page-break/><text:s text:c="2"/>- при «плохих» ответах есть обработка (fallback, raw_response).</text:p>
      <text:p text:style-name="Standard"/>
      <text:p text:style-name="Standard">---</text:p>
      <text:p text:style-name="Standard"/>
      <text:p text:style-name="Standard">*--* 4. Минимальный план действий по шагам</text:p>
      <text:p text:style-name="Standard"/>
      <text:p text:style-name="Standard">1. Создать репозиторий и структуру папок.<text:line-break/>2. Сгенерировать/собрать 50–200 текстов заявок, разметить минимум по 2–3 классам → data/labeled_requests.csv.</text:p>
      <text:p text:style-name="Standard">3. Реализовать ml_model.py и прогнать train_model().</text:p>
      <text:p text:style-name="Standard">4. Сделать простой Flask‑апп с одним эндпоинтом /api/analyze, без HTML.</text:p>
      <text:p text:style-name="Standard">5. Подключить OpenAI через gpt_client.py, протестировать в консоли.</text:p>
      <text:p text:style-name="Standard">6. Добавить сохранение в БД через SQLite (db.py).</text:p>
      <text:p text:style-name="Standard">7. Добавить HTML‑страницу и форму.</text:p>
      <text:p text:style-name="Standard">8. Написать 2–3 простых теста для ML и API.</text:p>
      <text:p text:style-name="Standard">9. Написать README: описание, как запустить, пример запроса/ответа.</text:p>
      <text:p text:style-name="Standard">10. завернуть в Docker.</text:p>
      <text:p text:style-name="Standard"/>
      <text:p text:style-name="Standard">После этого проект можно честно показывать как pet‑проект с ML/A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2-23T09:50:46.77</meta:creation-date>
    <meta:document-statistic meta:table-count="0" meta:image-count="0" meta:object-count="0" meta:page-count="9" meta:paragraph-count="314" meta:word-count="1377" meta:character-count="11928"/>
    <dc:date>2026-02-23T09:52:47.44</dc:date>
    <meta:editing-duration>PT2M4S</meta:editing-duration>
    <meta:editing-cycles>1</meta:editing-cycles>
    <meta:generator>OpenOffice/4.1.8$Win32 OpenOffice.org_project/418m3$Build-9803</meta:generator>
  </office:meta>
</office:document-meta>
</file>